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DejaVu Sans" fo:font-size="9pt" fo:font-weight="bold" officeooo:rsid="089ea62d" officeooo:paragraph-rsid="089ea62d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0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924aeb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6f056c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1cb37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745dd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f7748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83eaa7d" officeooo:paragraph-rsid="0b5cfd1e" style:font-size-asian="9pt" style:font-weight-asian="normal" style:font-size-complex="9pt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2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25" style:family="paragraph" style:parent-style-name="Heading_20_2">
      <style:text-properties style:font-name="DejaVu Sans" officeooo:rsid="0b4b05d6" officeooo:paragraph-rsid="0b4b05d6"/>
    </style:style>
    <style:style style:name="P26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weight="normal" officeooo:rsid="0b6301f7" style:font-weight-asian="normal" style:font-weight-complex="normal"/>
    </style:style>
    <style:style style:name="T33" style:family="text">
      <style:text-properties fo:font-weight="normal" officeooo:rsid="0b6d5245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716bceb" style:font-style-asian="italic" style:font-style-complex="italic"/>
    </style:style>
    <style:style style:name="T36" style:family="text">
      <style:text-properties fo:font-style="italic" officeooo:rsid="0b217ace" style:font-style-asian="italic" style:font-style-complex="italic"/>
    </style:style>
    <style:style style:name="T37" style:family="text">
      <style:text-properties fo:font-style="italic" officeooo:rsid="0b75183d" style:font-style-asian="italic" style:font-style-complex="italic"/>
    </style:style>
    <style:style style:name="T38" style:family="text">
      <style:text-properties fo:font-style="italic" officeooo:rsid="0b27e453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b5cfd1e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b6f056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b709f13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b71cb37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b812ab3" style:font-style-asian="italic" style:font-weight-asian="bold" style:font-style-complex="italic" style:font-weight-complex="bold"/>
    </style:style>
    <style:style style:name="T45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b86a62c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b466af4" style:font-style-asian="italic" style:font-weight-asian="normal" style:font-style-complex="italic" style:font-weight-complex="normal"/>
    </style:style>
    <style:style style:name="T48" style:family="text">
      <style:text-properties fo:font-style="normal" officeooo:rsid="0716bceb" style:font-style-asian="normal" style:font-style-complex="normal"/>
    </style:style>
    <style:style style:name="T49" style:family="text">
      <style:text-properties fo:font-style="normal" officeooo:rsid="0914edeb" style:font-style-asian="normal" style:font-style-complex="normal"/>
    </style:style>
    <style:style style:name="T50" style:family="text">
      <style:text-properties fo:font-style="normal" officeooo:rsid="0b20a104" style:font-style-asian="normal" style:font-style-complex="normal"/>
    </style:style>
    <style:style style:name="T51" style:family="text">
      <style:text-properties fo:font-style="normal" officeooo:rsid="0b5ec0f5" style:font-style-asian="normal" style:font-style-complex="normal"/>
    </style:style>
    <style:style style:name="T52" style:family="text">
      <style:text-properties fo:font-style="normal" officeooo:rsid="0b60f49f" style:font-style-asian="normal" style:font-style-complex="normal"/>
    </style:style>
    <style:style style:name="T53" style:family="text">
      <style:text-properties fo:font-style="normal" officeooo:rsid="0b6e4683" style:font-style-asian="normal" style:font-style-complex="normal"/>
    </style:style>
    <style:style style:name="T54" style:family="text">
      <style:text-properties fo:font-style="normal" officeooo:rsid="0b875d22" style:font-style-asian="normal" style:font-style-complex="normal"/>
    </style:style>
    <style:style style:name="T55" style:family="text">
      <style:text-properties fo:font-style="normal" officeooo:rsid="0b881f17" style:font-style-asian="normal" style:font-style-complex="normal"/>
    </style:style>
    <style:style style:name="T56" style:family="text">
      <style:text-properties fo:font-style="normal" officeooo:rsid="0b89973f" style:font-style-asian="normal" style:font-style-complex="normal"/>
    </style:style>
    <style:style style:name="T57" style:family="text">
      <style:text-properties fo:font-style="normal" officeooo:rsid="0b8b3cdb" style:font-style-asian="normal" style:font-style-complex="normal"/>
    </style:style>
    <style:style style:name="T58" style:family="text">
      <style:text-properties fo:font-style="normal" officeooo:rsid="0b8e2915" style:font-style-asian="normal" style:font-style-complex="normal"/>
    </style:style>
    <style:style style:name="T59" style:family="text">
      <style:text-properties fo:font-style="normal" officeooo:rsid="0b8fa26b" style:font-style-asian="normal" style:font-style-complex="normal"/>
    </style:style>
    <style:style style:name="T60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b911adb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bold" officeooo:rsid="0716bceb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b6e4683" style:font-style-asian="normal" style:font-weight-asian="bold" style:font-style-complex="normal" style:font-weight-complex="bold"/>
    </style:style>
    <style:style style:name="T7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88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89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90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91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92" style:family="text">
      <style:text-properties officeooo:rsid="0716bceb"/>
    </style:style>
    <style:style style:name="T93" style:family="text">
      <style:text-properties officeooo:rsid="077a6193"/>
    </style:style>
    <style:style style:name="T94" style:family="text">
      <style:text-properties officeooo:rsid="0b5b2403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b75183d" style:font-weight-asian="bold" style:font-weight-complex="bold"/>
    </style:style>
    <style:style style:name="T97" style:family="text">
      <style:text-properties fo:font-weight="bold" officeooo:rsid="0b7745dd" style:font-weight-asian="bold" style:font-weight-complex="bold"/>
    </style:style>
    <style:style style:name="T98" style:family="text">
      <style:text-properties fo:font-weight="bold" officeooo:rsid="0b6f056c" style:font-weight-asian="bold" style:font-weight-complex="bold"/>
    </style:style>
    <style:style style:name="T99" style:family="text">
      <style:text-properties fo:font-weight="bold" officeooo:rsid="0b27e453" style:font-weight-asian="bold" style:font-weight-complex="bold"/>
    </style:style>
    <style:style style:name="T100" style:family="text">
      <style:text-properties fo:font-weight="bold" officeooo:rsid="0b812ab3" style:font-weight-asian="bold" style:font-weight-complex="bold"/>
    </style:style>
    <style:style style:name="T101" style:family="text">
      <style:text-properties fo:font-weight="bold" officeooo:rsid="0b71cb37" style:font-weight-asian="bold" style:font-weight-complex="bold"/>
    </style:style>
    <style:style style:name="T102" style:family="text">
      <style:text-properties officeooo:rsid="0b6f056c"/>
    </style:style>
    <style:style style:name="T103" style:family="text">
      <style:text-properties officeooo:rsid="0b70ba90"/>
    </style:style>
    <style:style style:name="T104" style:family="text">
      <style:text-properties officeooo:rsid="0b71cb37"/>
    </style:style>
    <style:style style:name="T105" style:family="text">
      <style:text-properties officeooo:rsid="0b75183d"/>
    </style:style>
    <style:style style:name="T106" style:family="text">
      <style:text-properties style:text-underline-style="solid" style:text-underline-width="auto" style:text-underline-color="font-color" officeooo:rsid="0b766ae5"/>
    </style:style>
    <style:style style:name="T107" style:family="text">
      <style:text-properties style:text-underline-style="none" officeooo:rsid="0b766ae5"/>
    </style:style>
    <style:style style:name="T108" style:family="text">
      <style:text-properties officeooo:rsid="0b7745dd"/>
    </style:style>
    <style:style style:name="T109" style:family="text">
      <style:text-properties officeooo:rsid="0b27e4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5" text:outline-level="2">§ <text:span text:style-name="T94">Adept </text:span>Aptitudes</text:h>
      <text:p text:style-name="Standard"><text:span text:style-name="T4">●</text:span><text:span text:style-name="T93"> Kung Fu ○ ○ ○ ○</text:span><text:span text:style-name="T4"> </text:span><text:span text:style-name="T92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</text:span><text:span text:style-name="T32">non-lethal </text:span><text:span text:style-name="T33">or life-threatening injuries. With your weapon, you can inflict deadly injuries.</text:span></text:p>
      <text:p text:style-name="P3"/>
      <text:p text:style-name="P5"><text:span text:style-name="T15">I</text:span><text:span text:style-name="T3">conic weapon:</text:span></text:p>
      <text:p text:style-name="P2"/>
      <text:p text:style-name="P4"><text:span text:style-name="T92">○ Chi Control ○ ○ ○</text:span><text:span text:style-name="T4"> </text:span><text:span text:style-name="T92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6" text:outline-level="2">§ <text:span text:style-name="T94">Adept </text:span>Moves</text:h>
      <text:p text:style-name="P6"><text:span text:style-name="T92">○ </text:span><text:span text:style-name="T48">Eyes of the Mantis</text:span><text:span text:style-name="T92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7" text:outline-level="1"/>
      <text:h text:style-name="P7" text:outline-level="1"><text:span text:style-name="T92">○ </text:span><text:span text:style-name="T35">What wires?</text:span><text:span text:style-name="T92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7" text:outline-level="1"><text:span text:style-name="T27"/></text:h>
      <text:h text:style-name="P21" text:outline-level="1"><text:span text:style-name="T99">○ </text:span><text:span text:style-name="T44">Soar o</text:span><text:span text:style-name="T43">n green bamboo</text:span><text:span text:style-name="T38"> </text:span><text:span text:style-name="T27">► </text:span><text:span text:style-name="T104">For just the barest moment, you stand and fight on an opponent’s weapon, the collapsing scenery, a tapestry, or some other infirm support.</text:span></text:h>
      <text:h text:style-name="P9" text:outline-level="1"/>
      <text:h text:style-name="P22" text:outline-level="1"><text:span text:style-name="T76">○ </text:span><text:span text:style-name="T40">Kame</text:span><text:span text:style-name="T42">do</text:span><text:span text:style-name="T40">ken!</text:span><text:span text:style-name="T48"> ► </text:span><text:span text:style-name="T51">You fire a concentrated blast of weaponized chi </text:span><text:span text:style-name="T53">from your palms. </text:span><text:span text:style-name="T54">It’</text:span><text:span text:style-name="T55">s </text:span><text:span text:style-name="T57">fastpitch</text:span><text:span text:style-name="T55"> fast, and </text:span><text:span text:style-name="T58">travels</text:span><text:span text:style-name="T55"> </text:span><text:span text:style-name="T56">about </text:span><text:span text:style-name="T54">10m</text:span><text:span text:style-name="T51">.</text:span><text:span text:style-name="T52"> </text:span><text:span text:style-name="T53">For </text:span><text:span text:style-name="T54">most</text:span><text:span text:style-name="T53"> purposes this counts as an attack with your iconic weapon, but instead of </text:span><text:span text:style-name="T59">K</text:span><text:span text:style-name="T53">ung </text:span><text:span text:style-name="T59">F</text:span><text:span text:style-name="T53">u, </text:span><text:span text:style-name="T77">⊞Chi Control</text:span><text:span text:style-name="T53">.</text:span></text:h>
      <text:h text:style-name="P9" text:outline-level="1"/>
      <text:h text:style-name="P8" text:outline-level="1"><text:span text:style-name="T92">○ </text:span><text:span text:style-name="T48">Body of Iron</text:span><text:span text:style-name="T92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64">You </text:span><text:span text:style-name="T67">permanently </text:span><text:span text:style-name="T64">get </text:span><text:span text:style-name="T65">rank 2 of ⌞Health</text:span><text:span text:style-name="T75">⌝</text:span><text:span text:style-name="T65">.</text:span></text:h>
      <text:h text:style-name="P10" text:outline-level="1"/>
      <text:h text:style-name="P11" text:outline-level="1"><text:span text:style-name="T48">○ </text:span><text:span text:style-name="T36">With a fucking pencil!</text:span><text:span text:style-name="T48"> ►</text:span><text:span text:style-name="T60"> </text:span><text:span text:style-name="T68">You grab an object close at hand. </text:span><text:span text:style-name="T69">Y</text:span><text:span text:style-name="T68">ou can use that object as if it were your iconic weapon </text:span><text:span text:style-name="T73">to </text:span><text:span text:style-name="T47">⌞make a story move⌝</text:span><text:span text:style-name="T69">—after which the object is </text:span><text:span text:style-name="T74">irretrievably</text:span><text:span text:style-name="T69"> lost or broken.</text:span></text:h>
      <text:h text:style-name="P14" text:outline-level="1"/>
      <text:h text:style-name="P12" text:outline-level="1"><text:span text:style-name="T48">○ </text:span><text:span text:style-name="T50">Drunken Master</text:span><text:span text:style-name="T48"> ►</text:span><text:span text:style-name="T60"> </text:span><text:span text:style-name="T66">Ignore any mental status while using kung fu to </text:span><text:span text:style-name="T45">⌞</text:span><text:span text:style-name="T46">make a story move</text:span><text:span text:style-name="T45">⌝</text:span><text:span text:style-name="T66">.</text:span></text:h>
      <text:h text:style-name="P15" text:outline-level="1"/>
      <text:h text:style-name="P13" text:outline-level="1"><text:span text:style-name="T48">○ </text:span><text:span text:style-name="T49">Fists of Steel</text:span><text:span text:style-name="T48"> ►</text:span><text:span text:style-name="T60"> </text:span><text:span text:style-name="T61">When </text:span><text:span text:style-name="T63">striking</text:span><text:span text:style-name="T61"> </text:span><text:span text:style-name="T62">with hand or foot </text:span><text:span text:style-name="T63">to </text:span><text:span text:style-name="T45">⌞</text:span><text:span text:style-name="T46">make a story move</text:span><text:span text:style-name="T45">⌝</text:span><text:span text:style-name="T61">, </text:span><text:span text:style-name="T71">the target’s material or composition can’t make you get ⌞</text:span><text:span text:style-name="T70">No Effect</text:span><text:span text:style-name="T75">⌝</text:span><text:span text:style-name="T70">.</text:span></text:h>
      <text:h text:style-name="P16" text:outline-level="1"/>
      <text:h text:style-name="P23" text:outline-level="1"><text:span text:style-name="T88">○ </text:span><text:span text:style-name="T89">Down your pants</text:span><text:span text:style-name="T90">?</text:span><text:span text:style-name="T78"> ► </text:span><text:span text:style-name="T81">Any instant nobody’s looking at you, you </text:span><text:span text:style-name="T82">either stash your iconic weapon seemingly “nowhere”; or you retrieve the weapon you previously stashed. </text:span><text:span text:style-name="T83">You can only stash your iconic weapon, </text:span><text:span text:style-name="T84">and only if it’s </text:span><text:span text:style-name="T87">inanimate.</text:span></text:h>
      <text:h text:style-name="P17" text:outline-level="1"/>
      <text:h text:style-name="P18" text:outline-level="1"><text:span text:style-name="T95">○ </text:span><text:span text:style-name="T98">The bigger they are...</text:span> ► <text:span text:style-name="T102">So long as your feet are planted firmly, you can throw an opponent many times larger than yourself.</text:span></text:h>
      <text:h text:style-name="P17" text:outline-level="1"/>
      <text:h text:style-name="P18" text:outline-level="1"><text:span text:style-name="T95">○ </text:span><text:span text:style-name="T41">Get over here!</text:span> ► <text:span text:style-name="T103">So long as there’s a clear, straight path back to you, your iconic weapon will fly back into your hands whenever you will it—potentially dragging an opponent with it.</text:span></text:h>
      <text:h text:style-name="P18" text:outline-level="1"/>
      <text:h text:style-name="P20" text:outline-level="1"><text:span text:style-name="T95">○ </text:span><text:span text:style-name="T97">You’re gonna need more guys</text:span> ► <text:span text:style-name="T108">You can handle several opponents as easily as you could the strongest of them alone.</text:span></text:h>
      <text:h text:style-name="P18" text:outline-level="1"/>
      <text:h text:style-name="P19" text:outline-level="1"><text:span text:style-name="T95">○ </text:span><text:span text:style-name="T43">Let’s take this outside</text:span> ► <text:span text:style-name="T105">As an opponent throws the first blow, </text:span><text:span text:style-name="T96">⊞Kung Fu</text:span><text:span text:style-name="T105"> to </text:span><text:span text:style-name="T37">⌞un-ass the area⌝</text:span><text:span text:style-name="T105">. If you </text:span><text:span text:style-name="T96">🡕🡒🡖</text:span><text:span text:style-name="T105">, you throw both yourself </text:span><text:span text:style-name="T106">and</text:span><text:span text:style-name="T107"> your opponent somewhere nearby but deserted.</text:span></text:h>
      <text:h text:style-name="P17" text:outline-level="1"/>
      <text:h text:style-name="P24" text:outline-level="1"><text:span text:style-name="T88">○ </text:span><text:span text:style-name="T91">Catch a bullet</text:span><text:span text:style-name="T78"> ► </text:span><text:span text:style-name="T79">You </text:span><text:span text:style-name="T85">catch</text:span><text:span text:style-name="T79"> </text:span><text:span text:style-name="T80">or deflect </text:span><text:span text:style-name="T79">a bullet or other projectile </text:span><text:span text:style-name="T80">with your body or iconic weapon. </text:span><text:span text:style-name="T86">You can only deal with one projectile at a time.</text:span></text:h>
      <text:h text:style-name="P24" text:outline-level="1"><text:span text:style-name="T86"/></text:h>
      <text:h text:style-name="P24" text:outline-level="1"><text:span text:style-name="T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7:29:54.090686688</dc:date>
    <meta:editing-duration>P11DT13H37M34S</meta:editing-duration>
    <meta:editing-cycles>2604</meta:editing-cycles>
    <meta:generator>LibreOffice/6.0.7.3$Linux_X86_64 LibreOffice_project/00m0$Build-3</meta:generator>
    <meta:print-date>2021-12-02T16:46:16.383872038</meta:print-date>
    <meta:document-statistic meta:table-count="0" meta:image-count="0" meta:object-count="0" meta:page-count="1" meta:paragraph-count="21" meta:word-count="510" meta:character-count="2784" meta:non-whitespace-character-count="2298"/>
  </office:meta>
</office:document-meta>
</file>